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gg til post</text:p>
      <text:p text:style-name="P1"/>
      <text:p text:style-name="P2">I dette skjermbildet kan du definere egne poster du ønsker skal fremkomme på arbeidsordren/bestillingen.</text:p>
      <text:p text:style-name="P2"/>
      <text:p text:style-name="P2">Tittel på arbeidsordren/bestillingen samt leverandør er beskrevet øverst i vinduet.</text:p>
      <text:p text:style-name="P2"/>
      <text:p text:style-name="P2">Om ønskelig er det mulig å registrere posten på kapittel samt gruppere disse.</text:p>
      <text:p text:style-name="P2"/>
      <text:p text:style-name="P2">Post kan også kobles mot bygningsdel iht NS3451 Bygningsdelstabellen.</text:p>
      <text:p text:style-name="P2"/>
      <text:p text:style-name="P2">Dersom det abonneres på «NS3420 Beskrivelsestekster for bygg, anlegg og installasjoner», kan det velges blant predefinerte tekster her for beskrivelse av post i arbeidsordren/bestillingen.</text:p>
      <text:p text:style-name="P2">Eget felt for utfyllende beskrivelse av post tittel.</text:p>
      <text:p text:style-name="P2"/>
      <text:p text:style-name="P2">Dersom det stilles krav til toleranse – beskrivelse av akseptert avvik i leveransen/utførelsen beskrives dette i celle «Toleranse».</text:p>
      <text:p text:style-name="P2"/>
      <text:p text:style-name="P2">Velg hensiktsmessig enhet; lm, m2, m3, stk etc</text:p>
      <text:p text:style-name="P2"/>
      <text:p text:style-name="P2">Dim D benyttes ved behov dersom dette er definert.</text:p>
      <text:p text:style-name="P2"/>
      <text:p text:style-name="P2">Postene kan kategoriseres dersom dette er definert. En type kategori som kan være aktuell er «Hærverk». Tilhørende prosentandel kan beskrive hvor mye av posten som skylde kategorien, eksempelvis «Hærverk».</text:p>
      <text:p text:style-name="P2"/>
      <text:p text:style-name="P2">Mengde angir antall av enhet valgt ovenfor. Ikke bruk 1000 skille. Ved eventuelle desimaler brukes punktum som desimalskille.</text:p>
      <text:p text:style-name="P2"/>
      <text:p text:style-name="P2">Enhetspris oppgis eksklusivt merverdiavgift. (Dette legges automatisk til ved oppstilling av hele ordren/bestillingen). Ikke bruk 1000 skille. Ved eventuelle desimaler brukes punktum som desimalskille.</text:p>
      <text:p text:style-name="P2"/>
      <text:p text:style-name="P2">Totalsum for ordren/bestillingen fremkommer automatisk.</text:p>
      <text:p text:style-name="P2"/>
      <text:p text:style-name="P2">Eventuelle merknader til posten registreres i eget felt nederst i skjermbildet.</text:p>
      <text:p text:style-name="P2"/>
      <text:p text:style-name="P2">For å ferdigstille registreringene klikk «Lagre». For å kansellere registreringene klikk «Avslutt» eventuelt et menypunkt til venstre i skjermbilde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10-13T11:19:17.64</dc:date>
    <dc:language>en-US</dc:language>
    <meta:editing-cycles>6</meta:editing-cycles>
    <meta:editing-duration>PT00H43M28S</meta:editing-duration>
    <meta:document-statistic meta:table-count="0" meta:image-count="0" meta:object-count="0" meta:page-count="1" meta:paragraph-count="16" meta:word-count="222" meta:character-count="1627"/>
    <meta:user-defined meta:name="Info 1"/>
    <meta:user-defined meta:name="Info 2"/>
    <meta:user-defined meta:name="Info 3"/>
    <meta:user-defined meta:name="Info 4"/>
  </office:meta>
</office:document-meta>
</file>